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6.271cm"/>
    </style:style>
    <style:style style:name="co4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5.7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Raum</text:p>
          </table:table-cell>
          <table:table-cell table:style-name="ce1" office:value-type="string">
            <text:p>Verbesserung</text:p>
          </table:table-cell>
          <table:table-cell table:style-name="ce1" office:value-type="string">
            <text:p>Prio</text:p>
          </table:table-cell>
          <table:table-cell table:style-name="ce1" office:value-type="string">
            <text:p>Erledigt?</text:p>
          </table:table-cell>
          <table:table-cell/>
          <table:table-cell table:style-name="ce1" office:value-type="string">
            <text:p>Generelles</text:p>
          </table:table-cell>
          <table:table-cell table:style-name="ce1" office:value-type="string">
            <text:p>Erledigt?</text:p>
          </table:table-cell>
        </table:table-row>
        <table:table-row table:style-name="ro1">
          <table:table-cell office:value-type="string">
            <text:p>Vorplatz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laue Uhr</text:p>
          </table:table-cell>
          <table:table-cell table:number-columns-repeated="3"/>
          <table:table-cell office:value-type="string">
            <text:p>Infoschilder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Büro Elisabeth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Büro Paul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Büro Josias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tart (untere Wandelhalle)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>
            <text:p>Büro OBM</text:p>
          </table:table-cell>
          <table:table-cell office:value-type="string">
            <text:p>Video entfernen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>
            <text:p>Dezernat Schule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>
            <text:p>Dezernat Umwelt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Dezernat Kultur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Fahrstuhl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Katakomben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Schatzkammer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Folterkeller</text:p>
          </table:table-cell>
          <table:table-cell office:value-type="string">
            <text:p>neues Foltervideo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23.02.2023</text:date>, <text:time>14:2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9M21S</meta:editing-duration>
    <meta:editing-cycles>6</meta:editing-cycles>
    <meta:generator>OpenOffice/4.1.11$Win32 OpenOffice.org_project/4111m1$Build-9808</meta:generator>
    <dc:date>2023-02-23T14:27:53.24</dc:date>
    <dc:creator>T R</dc:creator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